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d13" officeooo:paragraph-rsid="001a1d13"/>
    </style:style>
    <style:style style:name="P2" style:family="paragraph" style:parent-style-name="Standard">
      <style:text-properties officeooo:rsid="001a1d13" officeooo:paragraph-rsid="001af266"/>
    </style:style>
    <style:style style:name="P3" style:family="paragraph" style:parent-style-name="Standard">
      <style:text-properties fo:font-weight="bold" officeooo:rsid="001a1d13" officeooo:paragraph-rsid="001a1d13" style:font-weight-asian="bold" style:font-weight-complex="bold"/>
    </style:style>
    <style:style style:name="P4" style:family="paragraph" style:parent-style-name="Standard">
      <style:text-properties fo:font-weight="bold" officeooo:rsid="001b5585" officeooo:paragraph-rsid="001b5585" style:font-weight-asian="bold" style:font-weight-complex="bold"/>
    </style:style>
    <style:style style:name="P5" style:family="paragraph" style:parent-style-name="Standard">
      <style:text-properties officeooo:rsid="001b5585" officeooo:paragraph-rsid="001b5585"/>
    </style:style>
    <style:style style:name="P6" style:family="paragraph" style:parent-style-name="Standard">
      <style:text-properties fo:font-weight="normal" officeooo:rsid="001b5585" officeooo:paragraph-rsid="001b5585" style:font-weight-asian="normal" style:font-weight-complex="normal"/>
    </style:style>
    <style:style style:name="P7" style:family="paragraph" style:parent-style-name="Standard">
      <style:text-properties fo:font-weight="normal" officeooo:rsid="001a1d13" officeooo:paragraph-rsid="001a1d13" style:font-weight-asian="normal" style:font-weight-complex="normal"/>
    </style:style>
    <style:style style:name="P8" style:family="paragraph" style:parent-style-name="Standard">
      <style:text-properties fo:font-weight="normal" officeooo:rsid="001b5585" officeooo:paragraph-rsid="001b5585" style:font-weight-asian="normal" style:font-weight-complex="normal"/>
    </style:style>
    <style:style style:name="P9" style:family="paragraph" style:parent-style-name="Standard">
      <style:text-properties fo:font-weight="normal" officeooo:rsid="001e8a4c" officeooo:paragraph-rsid="001e8a4c" style:font-weight-asian="normal" style:font-weight-complex="normal"/>
    </style:style>
    <style:style style:name="P10" style:family="paragraph" style:parent-style-name="Standard">
      <style:text-properties fo:font-weight="normal" officeooo:rsid="001e8a4c" officeooo:paragraph-rsid="002264c9" style:font-weight-asian="normal" style:font-weight-complex="normal"/>
    </style:style>
    <style:style style:name="P11" style:family="paragraph" style:parent-style-name="Standard">
      <style:text-properties fo:font-weight="normal" officeooo:rsid="00217086" officeooo:paragraph-rsid="002264c9" style:font-weight-asian="normal" style:font-weight-complex="normal"/>
    </style:style>
    <style:style style:name="P12" style:family="paragraph" style:parent-style-name="Standard">
      <style:text-properties fo:font-weight="normal" officeooo:rsid="002264c9" officeooo:paragraph-rsid="002264c9" style:font-weight-asian="normal" style:font-weight-complex="normal"/>
    </style:style>
    <style:style style:name="P13" style:family="paragraph" style:parent-style-name="Standard">
      <style:text-properties officeooo:rsid="001a1d13" officeooo:paragraph-rsid="001e8a4c"/>
    </style:style>
    <style:style style:name="P14" style:family="paragraph" style:parent-style-name="Standard">
      <style:text-properties officeooo:rsid="001a1d13" officeooo:paragraph-rsid="001a1d13"/>
    </style:style>
    <style:style style:name="P15" style:family="paragraph" style:parent-style-name="Standard">
      <style:text-properties officeooo:rsid="001ae94a" officeooo:paragraph-rsid="001e8a4c"/>
    </style:style>
    <style:style style:name="P16" style:family="paragraph" style:parent-style-name="Standard">
      <style:text-properties officeooo:rsid="002264c9" officeooo:paragraph-rsid="002264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4c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f266" style:font-weight-asian="normal" style:font-weight-complex="normal"/>
    </style:style>
    <style:style style:name="T5" style:family="text">
      <style:text-properties officeooo:rsid="001ae94a"/>
    </style:style>
    <style:style style:name="T6" style:family="text">
      <style:text-properties officeooo:rsid="001af266"/>
    </style:style>
    <style:style style:name="T7" style:family="text">
      <style:text-properties officeooo:rsid="001b6690"/>
    </style:style>
    <style:style style:name="T8" style:family="text">
      <style:text-properties officeooo:rsid="0021aa8e"/>
    </style:style>
    <style:style style:name="T9" style:family="text">
      <style:text-properties officeooo:rsid="002264c9"/>
    </style:style>
    <style:style style:name="T10" style:family="text">
      <style:text-properties officeooo:rsid="0024d8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âu 2:</text:p>
      <text:p text:style-name="P1"><text:span text:style-name="T6">2.1. </text:span>Cách thức truyền nhận dữ liệu:</text:p>
      <text:p text:style-name="P16"/>
      <text:p text:style-name="P10">device gửi thông tin đăng kí lên node-red <text:span text:style-name="T9">trên topic </text:span><text:span text:style-name="T2">icse/newDevice </text:span><text:span text:style-name="T9">với định dạng</text:span></text:p>
      <text:p text:style-name="P10"/>
      <text:p text:style-name="P10">{</text:p>
      <text:p text:style-name="P10"><text:tab/>macAddr: “5C:3B:1A:16:2A”,</text:p>
      <text:p text:style-name="P11"><text:tab/>type: “ESP8266”,</text:p>
      <text:p text:style-name="P10"><text:tab/>sensors: [</text:p>
      <text:p text:style-name="P10"><text:tab/><text:tab/>{ <text:bookmark-start text:name="__DdeLink__142_1361348890"/><text:span text:style-name="T8">n</text:span><text:bookmark-end text:name="__DdeLink__142_1361348890"/><text:span text:style-name="T8">ame: “DHT11”, unit: “</text:span>C”},</text:p>
      <text:p text:style-name="P10"><text:tab/><text:tab/>{ <text:span text:style-name="T8">name: “</text:span>HC-SR501<text:span text:style-name="T6">”, unit: “</text:span>”}</text:p>
      <text:p text:style-name="P10"><text:tab/>]</text:p>
      <text:p text:style-name="P10">}</text:p>
      <text:p text:style-name="P11">(<text:span text:style-name="T1">Lưu ý:</text:span> các <text:span text:style-name="T8">name là tên của các sensor và</text:span> phải khác nhau trong cùng 1 device)</text:p>
      <text:p text:style-name="P10"/>
      <text:p text:style-name="P10">(HC-SR501 là cảm biến chuyển động nên không có đơn vị).</text:p>
      <text:p text:style-name="P10"/>
      <text:p text:style-name="P12">Node-red sẽ luôn gửi về message thông báo đăng kí thành công cho ESP trên topic <text:span text:style-name="T1">icse/MAC/action</text:span> với định dạng:</text:p>
      <text:p text:style-name="P12"/>
      <text:p text:style-name="P12">{</text:p>
      <text:p text:style-name="P12"><text:tab/>type: “register”, status: “OK”</text:p>
      <text:p text:style-name="P12">}</text:p>
      <text:p text:style-name="P1"/>
      <text:p text:style-name="P1">ESP gửi dữ liệu đo được từ sensors lên Node-red qua topic <text:span text:style-name="T1">icse/data</text:span> với định dạng:</text:p>
      <text:p text:style-name="P1"/>
      <text:p text:style-name="P1">{</text:p>
      <text:p text:style-name="P1"><text:tab/><text:span text:style-name="T5">macAddr: “”,</text:span></text:p>
      <text:p text:style-name="P2"><text:tab/><text:span text:style-name="T6">sensorsData</text:span>: [</text:p>
      <text:p text:style-name="P2"><text:tab/><text:tab/>{<text:span text:style-name="T6">value: 0</text:span>/<text:span text:style-name="T7">1</text:span>, <text:span text:style-name="T10">name: “”},</text:span></text:p>
      <text:p text:style-name="P2"><text:tab/><text:tab/>{<text:span text:style-name="T6">value: 20</text:span>, name<text:span text:style-name="T6">: “”},</text:span></text:p>
      <text:p text:style-name="P13"><text:tab/><text:tab/>{<text:span text:style-name="T6">value: 60</text:span>, <text:span text:style-name="T10">name: “”},</text:span></text:p>
      <text:p text:style-name="P13"><text:tab/><text:tab/>{<text:span text:style-name="T6">value: 50000</text:span>, <text:span text:style-name="T10">name: “”},</text:span></text:p>
      <text:p text:style-name="P1"><text:tab/>]</text:p>
      <text:p text:style-name="P1">}</text:p>
      <text:p text:style-name="P1"/>
      <text:p text:style-name="P15">trong đó <text:span text:style-name="T6">macAddr là địa chỉ mac của device, sensorName là định danh hoặc tên của sensor, được thiết lập sẵn trong code firmware.</text:span></text:p>
      <text:p text:style-name="P1"/>
      <text:p text:style-name="P1">Node-red gửi lại hành động cho ESP qua topic <text:span text:style-name="T1">/icse/action </text:span><text:span text:style-name="T3">với định dạng:</text:span></text:p>
      <text:p text:style-name="P1"/>
      <text:p text:style-name="P7">{</text:p>
      <text:p text:style-name="P1"><text:tab/>type: “ledAction”,</text:p>
      <text:p text:style-name="P1"><text:tab/>greenLed: “ON/OFF”,</text:p>
      <text:p text:style-name="P1"><text:tab/>redLed: “ON/OFF”,</text:p>
      <text:p text:style-name="P1"><text:tab/>yellowLed: “ON/OFF”</text:p>
      <text:p text:style-name="P7">}</text:p>
      <text:p text:style-name="P1"/>
      <text:p text:style-name="P1"><text:span text:style-name="T4">2.2. </text:span><text:span text:style-name="T3">Thiết kế cơ sở dữ liệu để lưu trữ dữ liệu từ các sensors:</text:span></text:p>
      <text:p text:style-name="P1"/>
      <text:p text:style-name="P6">Sử dụng influxdb để lưu trữ dữ liệu từ các sensors. Tên của database là ICSE_IOT_DATA</text:p>
      <text:p text:style-name="P5"/>
      <text:p text:style-name="P6"><text:soft-page-break/>Trong đó có measurement là data sẽ lưu tất cả dữ liệu từ các sensors, với shema như sau:</text:p>
      <text:p text:style-name="P5"/>
      <text:p text:style-name="P4"><text:tab/>time: <text:span text:style-name="T3">date time</text:span> | macAddr: <text:span text:style-name="T3">string</text:span> | sensorID: <text:span text:style-name="T3">string</text:span> | value: <text:span text:style-name="T3">float</text:span> | unit:<text:span text:style-name="T3"> string</text:span></text:p>
      <text:p text:style-name="P6"><text:s/>trong đó <text:s/></text:p>
      <text:p text:style-name="P6"><text:tab/><text:span text:style-name="T1">tags:</text:span> macAddr, sensorID</text:p>
      <text:p text:style-name="P6"><text:tab/><text:span text:style-name="T1">fields</text:span>: time, value, unit</text:p>
      <text:p text:style-name="P5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Source Code Pro" svg:font-family="'Source Code Pro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4:35:18.341542436</meta:creation-date>
    <dc:date>2017-11-19T10:46:39.046296034</dc:date>
    <meta:editing-duration>PT10H50M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256" meta:character-count="1389" meta:non-whitespace-character-count="1145"/>
  </office:meta>
</office:document-meta>
</file>